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wkMatcher.contains( char [ ] input , Pattern patter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wkMatcher.matches( char [ ] input , Pattern patter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AwkMatcher.matchesPrefix( char [ ] input , Pattern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wkMatcher.matches( PatternMatcherInput input , Pattern patter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AwkMatcher.__streamMatchPrefix(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5">
            <text:p text:style-name="Table_20_Contents">25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AwkMatcher.matchesPrefix( PatternMatcherInput input , Pattern patter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AwkMatcher.matchesPrefix( String input , Pattern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wkMatcher.contains( PatternMatcherInput input , Pattern patter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AwkMatcher.matchesPrefix( char [ ] input , Pattern pattern , int offs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AwkMatcher.contains( String input , Pattern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wkMatcher._search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AwkMatcher.get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wkMatcher.matches( String input , Pattern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wkMatcher.contains( AwkStreamInput input , Pattern patter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AwkMatcher.Awk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